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0281e0" officeooo:paragraph-rsid="000281e0"/>
    </style:style>
    <style:style style:name="P2" style:family="paragraph" style:parent-style-name="Heading_20_1">
      <style:text-properties fo:language="en" fo:country="GB" officeooo:rsid="0001be5b" officeooo:paragraph-rsid="0001be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umour Spread</text:h>
      <text:p text:style-name="P1">The IRumour class has three parts: Subjects, Objects, and Viral Potential. The first two are pretty simple, but the last is the general measure of how salacious a rumour is. This can be modified by Cultures, by an IRumourTransformer class, which will use a Culture’s Values to determine how it multiplies the Viral Potent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28T20:19:08.217000000</dc:date>
    <meta:editing-duration>PT3M10S</meta:editing-duration>
    <meta:editing-cycles>2</meta:editing-cycles>
    <meta:document-statistic meta:table-count="0" meta:image-count="0" meta:object-count="0" meta:page-count="1" meta:paragraph-count="2" meta:word-count="56" meta:character-count="338" meta:non-whitespace-character-count="284"/>
  </office:meta>
</office:document-meta>
</file>